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List_20_Paragraph" style:list-style-name="WWNum9"/>
    <style:style style:name="P2" style:family="paragraph" style:parent-style-name="List_20_Paragraph" style:list-style-name="WWNum10"/>
    <style:style style:name="P3" style:family="paragraph" style:parent-style-name="List_20_Paragraph" style:list-style-name="WWNum10">
      <style:paragraph-properties>
        <style:tab-stops>
          <style:tab-stop style:position="1.191cm"/>
        </style:tab-stops>
      </style:paragraph-properties>
      <style:text-properties fo:background-color="#ffff00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margin-left="0.635cm" fo:margin-right="0cm" fo:text-align="center" style:justify-single-word="false" fo:text-indent="0cm" style:auto-text-indent="false" fo:break-before="page"/>
    </style:style>
    <style:style style:name="P6" style:family="paragraph" style:parent-style-name="Standard" style:master-page-name="Standard">
      <style:paragraph-properties fo:margin-left="0.635cm" fo:margin-right="0cm" fo:text-align="center" style:justify-single-word="false" fo:text-indent="0cm" style:auto-text-indent="false"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language-asian="es" style:country-asian="ES" style:font-weight-asian="bold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GB" style:language-asian="es" style:country-asian="ES"/>
    </style:style>
    <style:style style:name="T5" style:family="text">
      <style:text-properties fo:language="en" fo:country="GB" fo:font-weight="bold" style:language-asian="es" style:country-asian="ES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Pregunta 1</text:span></text:p>
      <text:p text:style-name="Standard"><text:span text:style-name="T1">Consider the following piece of code, which is run in an environment where the default locale is English - US:</text:span></text:p>
      <text:p text:style-name="Standard"><text:span text:style-name="T1"><text:s text:c="8"/>Locale.setDefault(new Locale("fr", "CA")); //Set default to French Canada</text:span></text:p>
      <text:p text:style-name="Standard"><text:span text:style-name="T1"><text:s text:c="8"/>Locale l = new Locale("jp", "JP");</text:span></text:p>
      <text:p text:style-name="Standard"><text:span text:style-name="T1"><text:s text:c="8"/>ResourceBundle rb = ResourceBundle.getBundle("appmessages", l);</text:span></text:p>
      <text:p text:style-name="Standard"><text:span text:style-name="T1"><text:s text:c="8"/>String msg = rb.getString("greetings");</text:span></text:p>
      <text:p text:style-name="Standard"><text:span text:style-name="T1"><text:s text:c="8"/>System.out.println(msg);</text:span></text:p>
      <text:p text:style-name="Standard"><text:span text:style-name="T1">You have created two resource bundles for appmessages, with the following contents:</text:span></text:p>
      <text:p text:style-name="Standard"><text:span text:style-name="T1">#In English US resource bundle file</text:span></text:p>
      <text:p text:style-name="Standard"><text:span text:style-name="T1">greetings=Hello</text:span></text:p>
      <text:p text:style-name="Standard"><text:span text:style-name="T1">#In French CA resource bundle file</text:span></text:p>
      <text:p text:style-name="Standard"><text:span text:style-name="T1">greetings=bonjour</text:span></text:p>
      <text:p text:style-name="P4"/>
      <text:p text:style-name="Standard"><text:span text:style-name="T1">What will be the output?</text:span></text:p>
      <text:list xml:id="list3035181294" text:style-name="WWNum9">
        <text:list-item>
          <text:p text:style-name="P1"><text:span text:style-name="T1">Hello</text:span></text:p>
        </text:list-item>
        <text:list-item>
          <text:p text:style-name="P1"><text:span text:style-name="T1">bonjour</text:span></text:p>
        </text:list-item>
        <text:list-item>
          <text:p text:style-name="P1"><text:span text:style-name="T1">An exception at run time.</text:span></text:p>
        </text:list-item>
        <text:list-item>
          <text:p text:style-name="P1"><text:span text:style-name="T1">No message will be printed.</text:span></text:p>
        </text:list-item>
      </text:list>
      <text:p text:style-name="P4"/>
      <text:p text:style-name="P5"><text:span text:style-name="T3">Pregunta 2</text:span></text:p>
      <text:p text:style-name="Standard"><text:span text:style-name="T4">Which two statements set the default locale used for formatting numbers, currency, and percentages?(Choose two.)</text:span></text:p>
      <text:p text:style-name="Standard"><text:span text:style-name="T4">A. Locale.setDefault(Locale.Category.FORMAT, "zh-CN");</text:span></text:p>
      <text:p text:style-name="Standard"><text:span text:style-name="T4">B. Locale.setDefault(Locale.Category.FORMAT, Locale.CANADA_FRENCH);</text:span></text:p>
      <text:p text:style-name="Standard"><text:span text:style-name="T4">C. Locale.setDefault(Locale.SIMPLIFIED_CHINESE);</text:span></text:p>
      <text:p text:style-name="Standard"><text:span text:style-name="T4">D. Locale.setDefault("en_CA");</text:span></text:p>
      <text:p text:style-name="Standard"><text:span text:style-name="T4">E. Locale.setDefault("es", Locale.US);</text:span></text:p>
      <text:p text:style-name="P5"><text:span text:style-name="T5">Pregunta 3</text:span></text:p>
      <text:p text:style-name="P4"/>
      <text:p text:style-name="Standard"><text:span text:style-name="T1">Identify valid statements (choose 3)</text:span></text:p>
      <text:list xml:id="list491761882" text:style-name="WWNum10">
        <text:list-item>
          <text:p text:style-name="P2"><text:span text:style-name="T1">Locale myLocale = System.getDefaultLocale();</text:span></text:p>
        </text:list-item>
        <text:list-item>
          <text:p text:style-name="P2"><text:span text:style-name="T1">Locale myLocale = Locale.getDefaultLocale();</text:span></text:p>
        </text:list-item>
        <text:list-item>
          <text:p text:style-name="P3"><text:span text:style-name="T1">Locale myLocale = Locale.getDefault();</text:span></text:p>
        </text:list-item>
        <text:list-item>
          <text:p text:style-name="P3"><text:span text:style-name="T1">Locale myLocale = Locale.US;</text:span></text:p>
        </text:list-item>
        <text:list-item>
          <text:p text:style-name="P2"><text:span text:style-name="T1">Locale myLocale = Locale.getInstance();</text:span></text:p>
        </text:list-item>
        <text:list-item>
          <text:p text:style-name="P2"><text:span text:style-name="T1">Locale myLocale = new Locale("ru", "RU");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language-asian="es" style:country-asian="ES" style:font-name-complex="Times New Roman" style:font-family-complex="'Times New Roman'" style:font-family-generic-complex="system" style:font-pitch-complex="variable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margin-top="0.212cm" fo:margin-bottom="0.212cm" style:contextual-spacing="false" fo:line-height="100%" fo:text-align="justify" style:justify-single-word="false" fo:text-indent="1.251cm" style:auto-text-indent="false"/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Verdana" style:font-family-complex="Verdana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angría_20_3_20_de_20_t._20_independiente_20_Car" style:display-name="Sangría 3 de t. independiente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Verdana" style:font-family-complex="Verdana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025cm" fo:text-indent="-0.63cm" fo:margin-left="2.0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796cm" fo:text-indent="-0.63cm" fo:margin-left="2.7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 martin</meta:initial-creator>
    <meta:editing-cycles>4</meta:editing-cycles>
    <meta:creation-date>2023-12-04T11:14:00</meta:creation-date>
    <dc:date>2024-06-03T13:56:33.048000000</dc:date>
    <meta:editing-duration>PT3M47S</meta:editing-duration>
    <meta:generator>LibreOffice/7.0.2.2$Windows_X86_64 LibreOffice_project/8349ace3c3162073abd90d81fd06dcfb6b36b994</meta:generator>
    <meta:document-statistic meta:table-count="0" meta:image-count="0" meta:object-count="0" meta:page-count="3" meta:paragraph-count="32" meta:word-count="162" meta:character-count="1324" meta:non-whitespace-character-count="116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